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mazon Ember" svg:font-family="'Amazon Ember', 'Helvetica Neue', Roboto, Arial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variant="normal" fo:text-transform="none" fo:color="#95a5a6" style:font-name="Amazon Ember" fo:font-size="10.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3 Replicate s3 bucket from one bucket to another bucket of different accounts. ( S3 , IAM ) </text:p>
      <text:p text:style-name="Standard">solution:</text:p>
      <text:p text:style-name="Standard"/>
      <text:p text:style-name="Standard"><text:s/>We need two accounts :</text:p>
      <text:p text:style-name="Standard"><text:s text:c="3"/>Source Account - <text:s/><text:span text:style-name="T1">333311809828</text:span> <text:s text:c="15"/>Destination Account- 789320977148</text:p>
      <text:p text:style-name="Standard"/>
      <text:p text:style-name="Standard">Set Account Profiles</text:p>
      <text:p text:style-name="Standard"><text:s/>acctA <text:s text:c="66"/>acctB</text:p>
      <text:p text:style-name="Standard"/>
      <text:p text:style-name="Standard"><text:s/>Step 1: Create Source Bucket <text:s text:c="47"/></text:p>
      <text:p text:style-name="Standard">aws s3api create-bucket \</text:p>
      <text:p text:style-name="Standard">--bucket mysourcebucket0111 \</text:p>
      <text:p text:style-name="Standard">--region us-east-1 \</text:p>
      <text:p text:style-name="Standard">--profile acctA</text:p>
      <text:p text:style-name="Standard"/>
      <text:p text:style-name="Standard">aws s3api put-bucket-versioning \</text:p>
      <text:p text:style-name="Standard">--bucket mysourcebucket0111 \</text:p>
      <text:p text:style-name="Standard">--versioning-configuration Status=Enabled \</text:p>
      <text:p text:style-name="Standard">--profile acctA</text:p>
      <text:p text:style-name="Standard"/>
      <text:p text:style-name="Standard"/>
      <text:p text:style-name="Standard">Step 2 : Created destination Bucket</text:p>
      <text:p text:style-name="Standard"/>
      <text:p text:style-name="Standard">aws s3api create-bucket \</text:p>
      <text:p text:style-name="Standard">--bucket mydestinationbucket0111\</text:p>
      <text:p text:style-name="Standard">--region us-west-2 \</text:p>
      <text:p text:style-name="Standard">--create-bucket-configuration LocationConstraint=us-west-2 \</text:p>
      <text:p text:style-name="Standard">--profile acctB</text:p>
      <text:p text:style-name="Standard"/>
      <text:p text:style-name="Standard">aws s3api create-bucket \</text:p>
      <text:p text:style-name="Standard">--bucket mydestinationbucket0111 \</text:p>
      <text:p text:style-name="Standard">--region us-west-2 \</text:p>
      <text:p text:style-name="Standard">--create-bucket-configuration LocationConstraint=us-west-2 \</text:p>
      <text:p text:style-name="Standard">--profile acctB</text:p>
      <text:p text:style-name="Standard"/>
      <text:p text:style-name="Standard">step 3: created role policy file ..<text:span text:style-name="Source_20_Text">S3-role-trust-policy.json</text:span> </text:p>
      <text:p text:style-name="Standard">{</text:p>
      <text:p text:style-name="Standard"><text:s text:c="3"/>"Version":"2012-10-17",</text:p>
      <text:p text:style-name="Standard"><text:s text:c="3"/>"Statement":[</text:p>
      <text:p text:style-name="Standard"><text:s text:c="6"/>{</text:p>
      <text:p text:style-name="Standard"><text:s text:c="9"/>"Effect":"Allow",</text:p>
      <text:p text:style-name="Standard"><text:s text:c="9"/>"Action":[</text:p>
      <text:p text:style-name="Standard"><text:s text:c="12"/>"s3:GetObjectVersionForReplication",</text:p>
      <text:p text:style-name="Standard"><text:s text:c="12"/>"s3:GetObjectVersionAcl",</text:p>
      <text:p text:style-name="Standard"><text:s text:c="12"/>"s3:GetObjectVersionTagging"</text:p>
      <text:p text:style-name="Standard"><text:s text:c="9"/>],</text:p>
      <text:p text:style-name="Standard"><text:s text:c="9"/>"Resource":[</text:p>
      <text:p text:style-name="Standard"><text:s text:c="12"/>"arn:aws:s3:::mysourcebucket0111/*"</text:p>
      <text:p text:style-name="Standard"><text:s text:c="9"/>]</text:p>
      <text:p text:style-name="Standard"><text:s text:c="6"/>},</text:p>
      <text:p text:style-name="Standard"><text:s text:c="6"/>{</text:p>
      <text:p text:style-name="Standard"><text:s text:c="9"/>"Effect":"Allow",</text:p>
      <text:p text:style-name="Standard"><text:soft-page-break/><text:s text:c="9"/>"Action":[</text:p>
      <text:p text:style-name="Standard"><text:s text:c="12"/>"s3:ListBucket",</text:p>
      <text:p text:style-name="Standard"><text:s text:c="12"/>"s3:GetReplicationConfiguration"</text:p>
      <text:p text:style-name="Standard"><text:s text:c="9"/>],</text:p>
      <text:p text:style-name="Standard"><text:s text:c="9"/>"Resource":[</text:p>
      <text:p text:style-name="Standard"><text:s text:c="12"/>"arn:aws:s3:::mysourcebucket0111"</text:p>
      <text:p text:style-name="Standard"><text:s text:c="9"/>]</text:p>
      <text:p text:style-name="Standard"><text:s text:c="6"/>},</text:p>
      <text:p text:style-name="Standard"><text:s text:c="6"/>{</text:p>
      <text:p text:style-name="Standard"><text:s text:c="9"/>"Effect":"Allow",</text:p>
      <text:p text:style-name="Standard"><text:s text:c="9"/>"Action":[</text:p>
      <text:p text:style-name="Standard"><text:s text:c="12"/>"s3:ReplicateObject",</text:p>
      <text:p text:style-name="Standard"><text:s text:c="12"/>"s3:ReplicateDelete",</text:p>
      <text:p text:style-name="Standard"><text:s text:c="12"/>"s3:ReplicateTags"</text:p>
      <text:p text:style-name="Standard"><text:s text:c="9"/>],</text:p>
      <text:p text:style-name="Standard"><text:s text:c="9"/>"Resource":"arn:aws:s3:::mydestinationbucket0111/*"</text:p>
      <text:p text:style-name="Standard"><text:s text:c="6"/>}</text:p>
      <text:p text:style-name="Standard"><text:s text:c="3"/>]</text:p>
      <text:p text:style-name="Standard">}</text:p>
      <text:p text:style-name="Standard">Command :</text:p>
      <text:p text:style-name="Standard"/>
      <text:p text:style-name="Standard"/>
      <text:p text:style-name="Standard"/>
      <text:p text:style-name="Standard">aws iam put-role-policy \</text:p>
      <text:p text:style-name="Standard">--role-name replicationRole \</text:p>
      <text:p text:style-name="Standard">--policy-document file://s3-role-permissions-policy.json \</text:p>
      <text:p text:style-name="Standard">--policy-name replicationRolePolicy \</text:p>
      <text:p text:style-name="Standard">--profile acctA</text:p>
      <text:p text:style-name="Standard"/>
      <text:p text:style-name="Standard">step : adding repliction policy to destination-bucket</text:p>
      <text:p text:style-name="Standard">{</text:p>
      <text:p text:style-name="Standard"><text:s text:c="2"/>"Role": "role/RoleForS3",</text:p>
      <text:p text:style-name="Standard"><text:s text:c="2"/>"Rules": [</text:p>
      <text:p text:style-name="Standard"><text:s text:c="4"/>{</text:p>
      <text:p text:style-name="Standard"><text:s text:c="6"/>"Status": "Enabled",</text:p>
      <text:p text:style-name="Standard"><text:s text:c="6"/>"Priority": 1,</text:p>
      <text:p text:style-name="Standard"><text:s text:c="6"/>"DeleteMarkerReplication": { "Status": "Disabled" },</text:p>
      <text:p text:style-name="Standard"><text:s text:c="6"/>"Filter" : { "Prefix": "Tax"},</text:p>
      <text:p text:style-name="Standard"><text:s text:c="6"/>"Destination": {</text:p>
      <text:p text:style-name="Standard"><text:s text:c="8"/>"Bucket": "arn:aws:s3:::mydestinationbucket0111"</text:p>
      <text:p text:style-name="Standard"><text:s text:c="6"/>}</text:p>
      <text:p text:style-name="Standard"><text:s text:c="4"/>}</text:p>
      <text:p text:style-name="Standard"><text:s text:c="2"/>]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mazon Ember" svg:font-family="'Amazon Ember', 'Helvetica Neue', Roboto, Arial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6M22S</meta:editing-duration>
    <meta:editing-cycles>4</meta:editing-cycles>
    <meta:generator>OpenOffice/4.1.10$Win32 OpenOffice.org_project/4110m2$Build-9807</meta:generator>
    <dc:date>2021-06-10T17:04:52.09</dc:date>
    <dc:creator>Hemant Kumar</dc:creator>
    <meta:document-statistic meta:table-count="0" meta:image-count="0" meta:object-count="0" meta:page-count="2" meta:paragraph-count="83" meta:word-count="212" meta:character-count="2266"/>
    <meta:user-defined meta:name="Info 1"/>
    <meta:user-defined meta:name="Info 2"/>
    <meta:user-defined meta:name="Info 3"/>
    <meta:user-defined meta:name="Info 4"/>
  </office:meta>
</office:document-meta>
</file>